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9pt" fo:font-style="normal" fo:font-weight="normal" officeooo:rsid="0032c685" officeooo:paragraph-rsid="0032c685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text-properties style:font-name="DejaVu Sans Mono" fo:font-size="9pt" fo:font-style="normal" fo:font-weight="normal" officeooo:rsid="00371c30" officeooo:paragraph-rsid="00371c30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5" style:family="paragraph" style:parent-style-name="Title">
      <style:text-properties style:font-name="DejaVu Sans Mono" fo:font-size="12pt" officeooo:rsid="0032c685" officeooo:paragraph-rsid="0032c685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59c7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33f9a6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371c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.11 BSD on pidp11</text:p>
      <text:p text:style-name="P5">Getting date and time at bootup from a time server</text:p>
      <text:p text:style-name="P1"/>
      <text:p text:style-name="P2"><text:span text:style-name="T2">T</text:span>his should be done AFTER having set up networking and having checked whether ping works properly. <text:span text:style-name="T4">Thanks to Jason Vanick and Johnny Billquist for this information.</text:span></text:p>
      <text:p text:style-name="P2"/>
      <text:p text:style-name="P2">To <text:span text:style-name="T5">set date and time automatically during bootup</text:span>, put the following line just before ntpt in <text:span text:style-name="T3">/etc/rc.local</text:span>:</text:p>
      <text:p text:style-name="P2"/>
      <text:p text:style-name="P2"><text:s text:c="2"/>ntp -sf pool.ntp.org</text:p>
      <text:p text:style-name="P2"/>
      <text:p text:style-name="P2">Change the last line in <text:span text:style-name="T3">/etc/ntp.conf</text:span> to</text:p>
      <text:p text:style-name="P2"/>
      <text:p text:style-name="P2"><text:s text:c="2"/>server pool.ntp.org</text:p>
      <text:p text:style-name="P2"/>
      <text:p text:style-name="P2">To get the <text:span text:style-name="T5">timezone</text:span> <text:span text:style-name="T6">for the system </text:span>set up properly, first check available timezones in <text:span text:style-name="T3">/usr/share/zoneinfo</text:span>. Use the file name of your time zone in this directory as <text:span text:style-name="T1">timezone</text:span> in the <text:span text:style-name="T6">command</text:span> below.</text:p>
      <text:p text:style-name="P2"/>
      <text:p text:style-name="P3">Login as root</text:p>
      <text:p text:style-name="P3"/>
      <text:p text:style-name="P3"><text:s text:c="2"/>cd /etc</text:p>
      <text:p text:style-name="P3"><text:s text:c="2"/>mv localtime localtime.old</text:p>
      <text:p text:style-name="P3"><text:s text:c="2"/>ln -s /usr/share/zoneinfo/<text:span text:style-name="T1">timezone</text:span> localtim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20T20:34:10.353920388</dc:date>
    <meta:editing-duration>PT40M1S</meta:editing-duration>
    <meta:editing-cycles>10</meta:editing-cycles>
    <meta:document-statistic meta:table-count="0" meta:image-count="0" meta:object-count="0" meta:page-count="1" meta:paragraph-count="12" meta:word-count="114" meta:character-count="713" meta:non-whitespace-character-count="601"/>
  </office:meta>
</office:document-meta>
</file>